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7030A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3" table:default-cell-style-name="ce8"/>
        <table:table-column table:style-name="co3" table:default-cell-style-name="ce7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style-name="ce7"/>
          <table:table-cell table:style-name="ce8"/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8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, 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8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60 Ptitard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72 Tenta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73 Tentacruel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style-name="ce7"/>
          <table:table-cell table:style-name="ce8"/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90 Kokiy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91 Krustabri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6 Hypotremp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8 Poissirèn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13">
            <text:p>119 Poissoroy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0 Stary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13">
            <text:p>121 Staross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9 Magicarpe</text:p>
          </table:table-cell>
          <table:table-cell table:style-name="ce10"/>
          <table:table-cell table:style-name="ce7"/>
          <table:table-cell table:style-name="ce8"/>
          <table:table-cell office:value-type="string" table:style-name="ce12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1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1">
            <text:p>X ,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1">
            <text:p>X, 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1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38 Amonita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40 Kabut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2" table:style-name="ce7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ekum</meta:initial-creator>
    <dc:creator>Dekum</dc:creator>
    <meta:creation-date>2022-06-25T07:22:25Z</meta:creation-date>
    <dc:date>2022-11-29T19:17:57Z</dc:date>
    <meta:editing-duration>PT0S</meta:editing-duration>
  </office:meta>
</office:document-meta>
</file>